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erson" svg:font-family="Pierson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b56e3c" draw:shadow="hidden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fo:min-height="0.511cm" fo:min-width="2.5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18cm" fo:min-width="2.5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b56e3c"/>
    </style:style>
    <style:style style:name="P2" style:family="paragraph">
      <loext:graphic-properties draw:fill="none"/>
    </style:style>
    <style:style style:name="T1" style:family="text">
      <style:text-properties fo:color="#b56e3c" loext:opacity="100%" style:font-name="Pierson" fo:font-size="19.5pt" style:font-name-asian="Pierson" style:font-size-asian="19.5pt" style:font-name-complex="Pierson" style:font-size-complex="19.5pt"/>
    </style:style>
    <style:style style:name="T2" style:family="text">
      <style:text-properties fo:color="#b56e3c" loext:opacity="100%" style:font-name="Pierson" fo:font-size="6.5pt" style:font-name-asian="Pierson" style:font-size-asian="6.5pt" style:font-name-complex="Pierson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g draw:style-name="gr1">
            <draw:path draw:style-name="gr2" draw:text-style-name="P1" draw:layer="layout" svg:width="6.316cm" svg:height="0.69cm" svg:x="1.414cm" svg:y="4.566cm" svg:viewBox="0 0 6317 691" svg:d="M160 0l1 18c-11 0-19 4-25 11-7 8-10 19-10 34v547c0 8 1 16 2 23 2 7 5 13 10 18s13 9 22 12c10 3 23 4 39 4h197c28 0 54-6 78-17 24-12 41-26 50-44l6-11h15c-2 11-5 23-7 37s-5 26-7 38v12h-531v-19c10 0 19-3 25-11 7-8 10-19 10-34v-555c0-16-3-27-10-35-6-7-15-11-25-11v-17zM160 0zM1080 673h-1c-6 2-12 4-19 5-6 1-12 2-16 5h-39v-113c-9 18-21 34-36 49s-32 28-52 38c-20 11-42 19-66 25-23 6-47 9-72 9s-49-4-70-12-39-20-55-34c-15-15-27-33-36-53s-13-43-13-67v-265c0-10-6-14-17-14v-19h94v298c0 16 3 31 10 45 7 13 16 25 28 35 11 10 25 18 42 24 16 5 34 8 53 8 22 0 43-2 63-5 20-4 39-9 56-16 17-6 32-14 44-24 12-9 21-19 27-30v-303c0-10-5-14-17-14v-19h57v1h38v381c0 30 8 42 26 38v18c-4 1-9 3-13 4s-9 2-13 4v1zM1080 673zM1695 588l-2-1c-5 29-16 53-33 71-18 18-38 28-60 28-25 0-46-8-63-23s-27-35-30-59c-38 30-74 52-107 66-34 13-63 20-89 20-38 0-69-8-94-25-24-16-36-38-36-64 0-22 5-41 15-56s27-30 52-42 59-22 101-32 95-20 158-32v-109c0-35-8-62-25-79-17-18-39-26-66-26-22 0-42 3-61 9-18 6-34 14-47 24-13 9-23 19-31 30-8 10-11 19-11 27s3 17 9 28c6 10 9 19 9 27s-4 16-11 25c-8 9-18 14-30 14-13 0-23-5-31-16-9-10-13-23-13-39 0-12 5-26 17-41 11-15 26-30 46-45 20-14 44-26 71-35 27-10 57-15 90-15 24 0 45 3 65 9 20 5 36 14 51 26 14 12 25 26 33 44 9 17 13 38 13 61v231c0 12 4 22 14 30 9 8 21 12 34 12 14 0 26-4 36-13 10-8 16-19 19-33zM1695 588zM1506 443c-49 8-90 17-122 25s-58 18-77 29-32 25-40 40c-7 15-11 33-11 56 0 16 9 30 27 40 18 11 40 16 67 16 26 0 53-4 80-11 27-8 53-21 76-39v-11zM1506 443zM1702 254l-1-10c3-2 6-2 9-3s6-2 9-3v-1h3c13-3 25-7 37-10h38v113c14-18 29-34 45-49 17-15 34-28 52-38 18-11 36-20 54-26s35-9 51-9c27 0 50 4 70 14 21 9 38 21 52 37s25 35 33 57c7 22 10 46 10 72v252c0 9 6 13 18 13v19h-112v-19c11 0 17-4 17-13v-252c0-41-10-75-29-102s-47-40-84-40c-15 0-30 3-47 7-16 5-32 12-48 20-16 9-31 19-44 31-14 12-27 24-38 38v298c0 9 6 13 17 13v19h-112v-19c12 0 18-4 18-13v-342c0-13-1-24-5-34-3-10-7-17-13-20zM1702 254zM2764 588l-2-1c-4 29-15 53-33 71s-37 28-60 28c-25 0-45-8-63-23-16-15-26-35-29-59-39 30-74 52-108 66-34 13-63 20-89 20-38 0-69-8-93-25-25-16-37-38-37-64 0-22 5-41 15-56s27-30 52-42 59-22 101-32 95-20 159-32v-109c0-35-9-62-26-79-17-18-39-26-66-26-22 0-42 3-61 9-18 6-34 14-47 24-13 9-23 19-31 30-7 10-11 19-11 27s3 17 9 28c6 10 9 19 9 27s-4 16-11 25c-8 9-18 14-30 14s-23-5-31-16c-9-10-13-23-13-39 0-12 6-26 17-41s27-30 47-45c19-14 43-26 70-35 28-10 57-15 90-15 24 0 45 3 65 9 20 5 37 14 51 26s25 26 33 44c9 17 13 38 13 61v231c0 12 4 22 14 30 9 8 21 12 35 12 13 0 25-4 35-13 10-8 16-19 19-33zM2764 588zM2575 443c-49 8-90 17-122 25s-58 18-77 29-32 25-40 40c-7 15-11 33-11 56 0 16 9 30 27 40 18 11 40 16 67 16s53-4 80-11c28-8 53-21 76-39v-11zM2575 443zM3888 0l1 18c-21 0-33 13-33 40l18 561c1 30 13 45 36 45v19h-161v-19c23 0 35-15 33-45-2-91-4-183-7-274-2-90-5-182-7-273l-257 612h-23c-47-100-94-200-142-298-47-98-95-197-143-298l-9 538c2 25 14 38 35 38v19h-103v-19c23 0 36-15 37-45 3-95 6-192 9-287s6-191 9-287c-14-18-30-27-48-27v-18h137l263 572 233-572zM3888 0zM4475 588l-1-1c-5 29-16 53-34 71s-37 28-60 28c-25 0-45-8-62-23s-27-35-30-59c-38 30-74 52-108 66-34 13-63 20-88 20-39 0-70-8-94-25-25-16-37-38-37-64 0-22 5-41 15-56s27-30 52-42c26-12 59-22 101-32s95-20 159-32v-109c0-35-9-62-26-79-17-18-39-26-66-26-22 0-42 3-61 9-18 6-34 14-47 24-13 9-23 19-31 30-7 10-11 19-11 27s3 17 9 28c6 10 9 19 9 27s-4 16-11 25c-8 9-18 14-30 14s-23-5-31-16c-9-10-13-23-13-39 0-12 6-26 17-41s27-30 47-45c20-14 43-26 70-35 28-10 58-15 90-15 24 0 45 3 65 9 20 5 37 14 51 26s25 26 34 44c8 17 12 38 12 61v231c0 12 4 22 14 30 9 8 21 12 35 12 13 0 25-4 35-13 10-8 16-19 19-33zM4475 588zM4286 443c-49 8-90 17-122 25s-57 18-77 29c-19 11-32 25-39 40-8 15-12 33-12 56 0 16 9 30 27 40 18 11 40 16 68 16 26 0 52-4 79-11 28-8 53-21 76-39v-11zM4286 443zM4819 227v41h-179l-2 286c0 35 9 61 26 77s39 24 67 24c26 0 49-6 70-18s34-27 41-46l9 4c-5 14-12 27-22 39-9 11-21 22-34 30s-27 15-42 20-30 7-46 7c-42 0-76-12-104-37-27-25-40-64-40-117v-270h-59v-9l130-141h6v110zM4819 227zM5213 227v41h-179l-2 286c0 35 8 61 26 77 17 16 39 24 66 24 26 0 50-6 71-18s34-27 41-46l9 4c-5 14-12 27-22 39-9 11-21 22-34 30s-27 15-42 20-30 7-46 7c-42 0-76-12-104-37-27-25-40-64-40-117v-270h-60v-9l131-141h6v110zM5213 227zM5380 454c0 33 5 65 15 93 9 28 23 52 40 73 17 20 37 36 61 47 24 12 50 18 78 18 27 0 53-6 77-18 23-11 44-27 60-47 17-21 31-45 40-73 10-28 15-60 15-93s-5-64-15-92c-9-28-23-52-40-73-16-20-37-36-60-47-24-12-50-17-77-17-28 0-54 5-78 17-24 11-44 27-61 47-17 21-31 45-40 73-10 28-15 59-15 92zM5380 454zM5295 454c0-34 7-66 21-95s33-53 58-74c24-21 54-38 88-49 34-12 71-18 112-18 39 0 77 6 111 18 34 11 63 28 88 49 24 21 44 45 58 74 13 29 20 61 20 95 0 35-7 67-20 96-14 29-34 53-58 74-25 21-54 38-88 49-34 12-72 18-111 18-41 0-78-6-112-18-34-11-64-28-88-49-25-21-44-45-58-74s-21-61-21-96zM5295 454zM6196 227h-1c1 1 5 2 10 5 5 2 8 3 8 3 20 7 36 13 48 18s18 7 17 8l3-1h12v69h-12c-7-19-18-37-34-53-16-17-34-29-55-38-25-10-52-15-81-15-33 0-60 8-80 24-21 17-31 37-31 63 0 21 13 42 40 63 27 22 65 39 114 52 52 14 92 34 120 59 29 26 43 53 43 80 0 18-5 35-14 51s-22 29-37 40c-16 12-35 20-57 27-22 6-46 9-72 9-18 0-35-1-51-4-17-3-32-8-47-13-5-3-12-7-21-11s-17-7-26-11c-10-4-20-9-31-14l-3 3h-12v-78h12l4 8c7 18 18 36 34 54 16 17 32 30 49 39 29 15 60 23 92 23 35 0 64-10 87-29 22-19 33-43 33-72 0-20-12-38-35-57-24-19-58-34-101-46-57-15-100-36-131-63-30-27-45-55-45-84 0-17 4-33 12-47 8-15 20-27 34-37 15-11 32-19 53-25 20-6 42-9 66-9 31 0 59 4 85 11z">
              <text:p/>
            </draw:path>
            <draw:g draw:style-name="gr3">
              <draw:path draw:style-name="gr2" draw:text-style-name="P1" draw:layer="layout" svg:width="3.291cm" svg:height="0.238cm" svg:x="2.608cm" svg:y="5.452cm" svg:viewBox="0 0 3292 239" svg:d="M40 197c-3 9-4 17-2 22 2 6 6 9 12 9h3v7h-53v-7h4c6 0 13-3 19-9 7-5 12-13 15-22l67-179-1-3c7-1 13-3 17-6s5-6 5-9h3c0 0 1 0 2 2 0 2 1 3 2 5 0 2 1 5 2 8l70 182c4 9 8 17 12 22 5 6 9 9 13 9h2v7h-71v-7h3c6 0 10-3 12-9 1-5 1-13-3-22-3-8-6-17-9-25-4-9-7-17-10-26h-94zM40 197zM60 144h93l-47-124zM60 144zM414 232h-1c-2 1-4 1-6 1-2 1-4 1-5 2h-14v-21c-2 3-6 6-10 9-5 3-10 5-15 7-5 3-11 4-17 5-5 1-11 2-18 2-11 0-22-2-32-6s-18-9-25-16-13-15-17-25-6-20-6-31c0-12 2-22 6-32s10-19 18-26c7-7 17-12 28-16s24-6 38-6c10 0 20 2 29 8 9 5 16 11 21 19v-73c0-4 0-8-1-12-1-3-3-5-4-6v-4c1 0 2-1 3-1s2 0 3-1l13-4h13v206c0 5 1 9 3 10 2 2 5 3 9 1v7c-2 0-4 0-6 1s-4 1-6 2zM414 232zM388 121c-1-5-3-9-6-14-3-4-7-7-11-10-5-4-9-6-14-8s-11-3-16-3c-11 0-20 2-28 5s-15 8-21 14c-6 5-10 12-13 21-3 8-4 16-4 26 0 11 1 21 5 30 3 9 7 17 13 23 6 7 12 12 20 16s17 5 26 5c11 0 21-1 30-4s15-6 19-11zM388 121zM597 82v6c-2 0-4 1-7 4-2 3-5 7-7 13l-66 133h-8l-60-133c-2-6-5-10-7-13s-4-4-6-4v-6h37v6c-1 0-1 1-1 3 1 2 2 6 4 10l48 107 49-106c2-4 3-8 4-10 1-3 0-4-1-4v-6zM597 82zM652 159c0 11 2 22 5 31 3 10 8 18 14 25 5 6 12 12 20 16 8 3 17 5 26 5 10 0 18-2 26-5 8-4 15-10 21-16 5-7 10-15 13-25 3-9 5-20 5-31s-2-21-5-31-8-18-13-25c-6-7-13-12-21-16s-16-6-26-6c-9 0-18 2-26 6s-15 9-20 16c-6 7-11 15-14 25s-5 20-5 31zM652 159zM623 159c0-11 3-22 7-32 5-10 12-19 20-26s18-12 30-16c11-4 24-6 37-6 14 0 26 2 38 6 11 4 21 9 29 16s15 16 20 26c4 10 7 21 7 32 0 12-3 22-7 32-5 10-12 18-20 25s-18 13-29 17c-12 4-24 6-38 6-13 0-26-2-37-6-12-4-22-10-30-17s-15-15-20-25c-4-10-7-20-7-32zM623 159zM1004 197c-3 6-7 11-12 17-5 5-11 9-18 13-7 3-14 6-22 8-8 3-16 4-25 4-12 0-24-2-35-6s-20-9-28-16c-8-6-14-14-19-23-4-9-6-20-6-31 0-12 2-23 7-33s12-20 20-28c8-7 18-13 30-17s25-6 38-6c9 0 17 1 24 2 8 2 15 4 21 7s11 6 16 10c4 4 7 8 9 13 1 4 1 7-2 10-2 3-6 4-11 4-3 0-5-1-7-4-3-3-5-6-6-10-3-9-9-16-17-22-9-6-18-9-27-9-10 0-19 2-27 6-9 3-16 8-22 14-6 7-11 14-14 24-4 8-5 18-5 28 0 12 1 23 5 32 3 10 7 19 13 26s13 12 21 16 17 6 26 6c8 0 16-1 24-2 7-2 14-5 21-8 6-3 11-7 16-11 5-5 9-10 11-15zM1004 197zM1200 204h-1c-2 9-5 17-11 23-6 7-13 10-20 10-9 0-16-3-21-8-6-5-9-12-10-20-13 10-25 18-37 22-11 5-21 7-29 7-13 0-24-3-32-8-8-6-12-13-12-22 0-7 1-14 5-19 3-5 9-9 17-13 9-4 20-8 34-11s32-7 54-11v-37c0-12-3-21-9-27s-13-9-22-9c-8 0-14 1-21 3-6 2-11 5-15 8-5 3-8 7-11 10-2 4-4 7-4 10 0 2 1 5 3 10 2 3 3 6 3 9 0 2-1 5-3 8-3 3-6 5-10 5-5 0-8-2-11-5-3-4-4-8-4-13 0-4 2-10 5-15 4-5 9-10 16-15s15-9 24-12c9-4 19-5 30-5 8 0 15 1 22 3s12 5 17 9 9 8 11 14c3 6 4 13 4 22v77c0 4 2 8 5 10 3 3 7 4 12 4s9-1 12-4 5-7 6-11zM1200 204zM1136 155c-17 3-30 6-41 9s-19 6-26 9c-6 4-11 9-13 14-3 5-4 11-4 19 0 5 3 10 9 13 6 4 14 6 23 6 8 0 17-2 27-4 9-3 17-7 25-13v-4zM1136 155zM1375 197c-3 6-7 11-12 17-5 5-11 9-18 13-7 3-14 6-22 8-8 3-16 4-24 4-13 0-25-2-36-6-10-4-20-9-28-16-8-6-14-14-18-23-5-9-7-20-7-31 0-12 3-23 7-33 5-10 12-20 20-28 9-7 19-13 30-17 12-4 25-6 39-6 8 0 16 1 24 2 7 2 14 4 20 7s12 6 16 10 7 8 9 13c1 4 1 7-2 10-2 3-6 4-11 4-2 0-5-1-7-4-3-3-5-6-6-10-3-9-9-16-17-22s-17-9-27-9-19 2-27 6c-8 3-16 8-22 14-6 7-11 14-14 24-3 8-5 18-5 28 0 12 2 23 5 32 3 10 8 19 14 26 5 7 12 12 20 16s17 6 26 6 16-1 24-2c8-2 15-5 21-8s12-7 17-11c4-5 8-10 10-15zM1375 197zM1412 47c-5 0-9-2-12-5s-5-7-5-12 2-9 5-12 7-5 12-5 9 2 12 5 4 7 4 12-1 9-4 12-7 5-12 5zM1412 47zM1393 91l-1-4c1 0 2 0 3 0 1-1 2-1 3-1v-1h1c5-1 9-2 13-3h13v143c0 3 2 4 5 4v6h-37v-6c4 0 6-1 6-4v-116c0-4-1-8-2-11-1-4-2-6-4-7zM1393 91zM1626 204c-2 9-6 17-11 23-6 7-13 10-21 10s-15-3-21-8c-5-5-9-12-10-20-12 10-25 18-36 22-11 5-21 7-30 7-12 0-23-3-31-8-8-6-12-13-12-22 0-7 1-14 5-19 3-5 9-9 17-13 9-4 20-8 34-11s32-7 53-11v-37c0-12-3-21-8-27-6-6-13-9-22-9-8 0-15 1-21 3s-11 5-16 8c-4 3-8 7-10 10-3 4-4 7-4 10 0 2 1 5 3 10 2 3 3 6 3 9 0 2-1 5-4 8-2 3-5 5-9 5-5 0-8-2-11-5-3-4-4-8-4-13 0-4 1-10 5-15s9-10 16-15 15-9 24-12c9-4 19-5 30-5 8 0 15 1 22 3 6 2 12 5 17 9s8 8 11 14 4 13 4 22v77c0 4 2 8 5 10 3 3 7 4 12 4 4 0 8-1 12-4 3-3 5-7 6-11zM1626 204zM1563 155c-17 3-30 6-41 9s-20 6-26 9c-6 4-11 9-13 14-3 5-4 11-4 19 0 5 3 10 9 13 6 4 13 6 23 6 8 0 17-2 26-4 10-3 18-7 26-13v-4zM1563 155zM1814 229v6h-54v-6c3 0 6-1 8-4 2-2 4-6 4-11v-187c0-5-2-9-4-11-2-3-5-4-8-4v-6h86c15 0 29 1 41 5 13 3 24 7 33 13s16 12 21 20 8 17 8 26c0 10-3 19-10 26-6 8-14 14-25 19-11 6-25 9-40 12-15 2-32 3-50 3h-22v84c0 5 1 9 3 11 2 3 5 4 9 4zM1814 229zM1802 124h22c14 0 27-1 38-3 12-4 22-7 31-12 8-5 15-11 20-18s7-16 7-26c0-8-2-15-6-21-4-7-10-13-17-18-7-4-16-8-26-11s-20-4-32-4h-37zM1802 124zM1961 91l-1-3c1-1 2-1 3-1s2-1 3-1h1c4-2 9-3 13-4h12v35c4-5 9-11 14-15 5-5 10-9 16-12 5-4 11-6 17-8s12-3 17-3c13 0 23 2 31 7 8 4 12 9 12 16 0 5-2 8-5 11s-6 4-11 4c-4 0-8-1-11-4s-4-6-4-11c0-3-2-6-7-8-4-2-10-3-17-3-9 0-18 3-28 9-10 5-18 12-24 22v103c0 3 2 4 6 4v6h-37v-6c3 0 5-1 5-4v-116c0-4 0-8-1-11-1-4-3-6-4-7zM1961 91zM2145 132c-1 7-2 14-2 22 0 12 1 22 5 31 3 10 7 18 13 25s13 12 21 16 16 6 26 6c9 0 19-1 27-3 9-2 17-4 24-8 8-3 14-7 19-12 5-4 8-9 10-15l1 1c-2 6-6 12-11 17-6 6-12 10-20 14-7 4-15 7-25 9-9 2-18 4-28 4-13 0-25-2-36-6s-20-9-28-15c-8-7-14-14-19-24-4-9-7-18-7-29 0-15 3-28 8-38 5-12 11-21 20-28s19-12 31-15c13-3 26-5 40-5 10 0 20 1 29 3s17 5 24 9c7 5 13 10 18 17 5 6 8 15 9 24zM2145 132zM2266 130c-4-18-10-31-19-38-10-8-21-12-33-12-17 0-32 4-44 12s-20 20-24 38zM2266 130zM2470 82v6c-3 0-5 1-7 4-3 3-5 7-8 13l-66 133h-7l-61-133c-2-6-4-10-7-13-2-3-4-4-6-4v-6h37v6c-1 0-1 1 0 3 0 2 1 6 3 10l48 107 50-106c1-4 3-8 3-10 1-3 1-4 0-4v-6zM2470 82zM2511 47c-5 0-9-2-12-5s-5-7-5-12 2-9 5-12 7-5 12-5 9 2 12 5 4 7 4 12-1 9-4 12-7 5-12 5zM2511 47zM2492 91l-1-4c1 0 2 0 3 0 1-1 2-1 3-1v-1h1c5-1 9-2 13-3h13v143c0 3 2 4 5 4v6h-37v-6c4 0 6-1 6-4v-116c0-4-1-8-2-11-1-4-2-6-4-7zM2492 91zM2718 232h-1c-2 1-4 1-6 1-2 1-4 1-6 2h-13v-21c-3 3-6 6-11 9-4 3-9 5-14 7-5 3-11 4-17 5s-12 2-18 2c-11 0-22-2-32-6s-18-9-25-16c-8-7-13-15-17-25s-6-20-6-31c0-12 2-22 6-32s10-19 17-26c8-7 17-12 29-16 11-4 23-6 38-6 10 0 20 2 29 8 9 5 16 11 21 19v-73c0-4 0-8-1-12-1-3-3-5-4-6v-4c1 0 2-1 3-1s2 0 3-1l13-4h13v206c0 5 1 9 3 10 2 2 5 3 8 1v7c-1 0-3 0-5 1s-4 1-6 2zM2718 232zM2692 121c-1-5-3-9-6-14-3-4-7-7-11-10-5-4-9-6-14-8-6-2-11-3-16-3-11 0-20 2-28 5s-15 8-21 14c-6 5-10 12-13 21-3 8-4 16-4 26 0 11 1 21 4 30 4 9 8 17 14 23 6 7 12 12 20 16s17 5 26 5c10 0 20-1 29-4 10-3 16-6 20-11zM2692 121zM2779 132c-2 7-3 14-3 22 0 12 2 22 5 31 3 10 8 18 14 25 5 7 12 12 20 16s17 6 26 6c10 0 19-1 28-3s17-4 24-8c7-3 13-7 18-12 5-4 8-9 11-15v1c-2 6-6 12-11 17-5 6-12 10-19 14-8 4-16 7-25 9s-19 4-28 4c-14 0-25-2-36-6s-21-9-29-15c-8-7-14-14-18-24-5-9-7-18-7-29 0-15 2-28 7-38 5-12 12-21 21-28 8-7 19-12 31-15s25-5 39-5c11 0 20 1 30 3 9 2 17 5 24 9 7 5 13 10 17 17 5 6 8 15 10 24zM2779 132zM2899 130c-3-18-10-31-19-38-10-8-20-12-33-12-17 0-32 4-44 12s-20 20-24 38zM2899 130zM2943 91l-1-4c1 0 2 0 3 0 1-1 2-1 3-1v-1h1c4-1 9-2 13-3h13v39c4-7 9-13 15-18 5-5 11-9 17-13 6-3 12-6 18-8s12-3 17-3c9 0 17 1 24 4s13 8 17 13c5 5 9 12 11 19 3 9 4 17 4 26v84c0 3 2 4 6 4v6h-38v-6c4 0 6-1 6-4v-84c0-14-3-27-10-36-6-9-16-13-28-13-5 0-10 0-16 2-5 2-11 4-16 7s-10 6-15 10-9 9-12 14v100c0 3 1 4 5 4v6h-37v-6c4 0 6-1 6-4v-116c0-4-1-8-2-11-1-4-2-6-4-7zM2943 91zM3291 197c-2 6-6 11-11 17-6 5-12 9-18 13-7 3-15 6-23 8-8 3-16 4-24 4-13 0-25-2-35-6-11-4-21-9-28-16-8-6-15-14-19-23s-6-20-6-31c0-12 2-23 7-33 4-10 11-20 20-28 8-7 18-13 30-17 11-4 24-6 38-6 8 0 16 1 24 2 8 2 14 4 21 7 6 3 11 6 15 10 5 4 8 8 9 13 2 4 1 7-1 10-3 3-6 4-12 4-2 0-4-1-7-4-2-3-4-6-6-10-3-9-9-16-17-22s-17-9-27-9c-9 0-18 2-27 6-8 3-15 8-21 14-7 7-11 14-15 24-3 8-5 18-5 28 0 12 2 23 5 32 3 10 8 19 14 26s13 12 21 16 16 6 26 6c8 0 16-1 23-2 8-2 15-5 21-8s12-7 17-11c5-5 8-10 10-15z">
                <text:p/>
              </draw:path>
              <draw:path draw:style-name="gr2" draw:text-style-name="P1" draw:layer="layout" svg:width="0.62cm" svg:height="0.243cm" svg:x="5.915cm" svg:y="5.447cm" svg:viewBox="0 0 621 244" svg:d="M19 52c-5 0-9-1-12-5-3-3-5-7-5-12 0-4 2-8 5-12 3-3 7-4 12-4s9 1 12 4c3 4 5 8 5 12 0 5-2 9-5 12-3 4-7 5-12 5zM19 52zM0 96v-3c1-1 2-1 3-1s2 0 3-1h1c4-1 8-3 12-4h13v143c0 3 2 5 6 5v6h-38v-6c4 0 6-2 6-5v-115c0-5 0-8-2-12-1-3-2-6-4-7zM0 96zM145 68l-4-3 35-45c5-6 9-11 12-15s6-5 7-5c3 0 6 1 9 3 2 3 3 6 3 9 0 1-1 4-5 7-4 4-8 8-14 13zM145 68zM234 209h-1c-2 10-5 18-11 24s-13 9-20 9c-9 0-16-2-21-7-6-6-9-12-10-20-13 10-25 17-37 22-11 4-21 7-29 7-13 0-24-3-32-9-8-5-12-12-12-21 0-8 1-14 5-19 3-5 9-10 17-14 9-4 20-7 34-11 14-3 32-6 54-10v-37c0-13-3-22-9-28s-13-8-22-8c-8 0-14 1-21 3-6 2-11 4-15 8-5 3-8 6-11 10-2 3-4 6-4 9s1 7 3 10c2 4 3 7 3 9 0 3-1 6-3 9-3 3-6 4-10 4-5 0-8-1-11-5-3-3-4-8-4-13 0-4 2-10 5-15 4-5 10-10 16-15 7-4 15-9 24-12s19-5 30-5c8 0 15 1 22 3s12 5 17 9 9 9 11 15c3 6 5 14 5 22v77c0 4 1 7 4 10 3 2 7 4 12 4s9-2 12-5c3-2 5-6 6-11zM234 209zM170 161c-16 3-30 6-41 8-11 3-19 6-26 10-6 4-11 8-13 13-3 5-4 11-4 19 0 6 3 10 9 14 6 3 14 5 23 5s17-1 27-4c9-3 17-7 25-13v-3zM170 161zM236 96v-3c1 0 2 0 3-1 1 0 2 0 3-1h1c4-1 8-2 13-3h12v35c4-6 9-11 14-16 5-4 10-8 16-12 5-3 11-6 18-8 6-1 12-2 17-2 13 0 23 2 31 6s12 10 12 16c0 5-2 9-5 11-3 3-6 6-11 6-4 0-8-3-11-6-3-2-4-6-4-11 0-3-2-5-7-7-4-2-10-3-17-3-9 0-19 3-29 8-10 6-18 13-24 22v103c0 3 2 5 6 5v6h-38v-6c4 0 6-2 6-5v-115c0-5 0-8-1-12-1-3-3-6-5-7zM236 96zM406 52c-5 0-9-1-12-5-3-3-4-7-4-12 0-4 1-8 4-12 3-3 7-4 12-4s9 1 12 4c3 4 5 8 5 12 0 5-2 9-5 12-3 4-7 5-12 5zM406 52zM387 96v-3c1-1 2-1 3-1s2 0 3-1h1c4-1 8-3 12-4h13v143c0 3 2 5 6 5v6h-38v-6c4 0 6-2 6-5v-115c0-5 0-8-1-12-1-3-3-6-5-7zM387 96zM621 209h-1c-1 10-5 18-11 24s-13 9-20 9c-8 0-15-2-21-7-6-6-9-12-10-20-13 10-25 17-36 22-12 4-22 7-30 7-13 0-23-3-32-9-8-5-12-12-12-21 0-8 2-14 5-19s9-10 18-14c8-4 19-7 34-11 14-3 31-6 53-10v-37c0-13-3-22-9-28-5-6-13-8-22-8-7 0-14 1-20 3-7 2-12 4-16 8-5 3-8 6-11 10-2 3-3 6-3 9s1 7 3 10c2 4 3 7 3 9 0 3-2 6-4 9-3 3-6 4-10 4s-8-1-11-5c-3-3-4-8-4-13 0-4 2-10 6-15 3-5 9-10 15-15 7-4 15-9 24-12s19-5 30-5c8 0 16 1 22 3 7 2 13 5 17 9 5 4 9 9 12 15 2 6 4 14 4 22v77c0 4 1 7 4 10 4 2 7 4 12 4s9-2 12-5c4-2 6-6 6-11zM621 209zM557 161c-16 3-30 6-41 8-10 3-19 6-25 10-7 4-11 8-14 13-2 5-4 11-4 19 0 6 3 10 9 14 6 3 14 5 23 5s18-1 27-4 17-7 25-13v-3z">
                <text:p/>
              </draw:path>
            </draw:g>
          </draw:g>
          <draw:path draw:style-name="gr2" draw:text-style-name="P1" draw:layer="layout" svg:width="1.09cm" svg:height="0.953cm" svg:x="4.028cm" svg:y="3.454cm" svg:viewBox="0 0 1091 954" svg:d="M513 826h60v128h-60zM513 826zM513 0h60v132h-60zM513 0zM59 132h412v54l-412 1zM59 132zM613 132h418v55h-418zM613 132zM130 226h383v-39h60v39h268 109c27 0 47-2 72 7 15 6 27 15 38 26 9 9 17 20 22 34 13 33 10 64-3 90-9 17-21 30-36 40-13 9-28 16-44 18-21 2-44 1-66-11-25-13-47-39-55-68-1-5-2-11-3-16s-1-10-1-15h58c1 6 1 12 3 18 2 10 8 19 18 26 10 6 23 10 34 9 10-1 21-6 30-13 20-20 21-51 2-71-6-7-12-12-24-14-20-3-42-1-62-2h-219v47h37 44v59h-81v460h-59v-460h-82v377h-60v-377h-84v460h-58l1-460h-81v-59h80v-47h-240c-27 0-45-3-62 19-4 4-11 16-11 28-1 12 4 25 7 29 23 34 72 28 89-8 3-7 3-14 3-21 19 0 40 0 58 0 0 19-3 35-10 49-16 32-44 57-81 61-22 2-44 0-63-9-4-3-14-8-23-15-10-9-18-19-20-23-16-23-21-51-17-78 4-22 18-47 34-62 26-26 58-27 95-28zM130 226zM573 284h82v47h-82zM573 284zM429 284h84v47h-84z">
            <text:p/>
          </draw:path>
        </draw:g>
      </draw:page>
      <draw:page draw:name="page2" draw:style-name="dp1" draw:master-page-name="PM1">
        <draw:g draw:style-name="gr3">
          <draw:path draw:style-name="gr2" draw:text-style-name="P1" draw:layer="layout" svg:width="1.129cm" svg:height="0.987cm" svg:x="1.611cm" svg:y="3.958cm" svg:viewBox="0 0 1130 988" svg:d="M532 855h61v133h-61zM532 855zM532 0h61v137h-61zM532 0zM61 137h427v55l-427 1zM61 137zM635 137h433v56h-433zM635 137zM135 234h397v-41h61v41h278 112c29 0 50-2 76 7 15 7 27 16 38 27 10 9 18 21 24 35 13 35 10 67-4 94-9 17-21 31-37 42-13 8-29 15-46 18-21 2-45 0-68-11-26-14-49-41-57-71-1-5-2-11-3-17-1-5-1-10 0-15h60c0 6 0 12 2 18 3 11 9 20 19 27s24 11 35 10 22-6 31-14c21-21 22-52 2-74-6-6-12-12-25-14-20-3-43-1-64-1h-226v48h38 46v61h-84v477h-61v-477h-86v390h-61v-390h-87v477h-61l1-477h-84v-61h83v-48h-248c-28 0-47-4-65 18-3 5-10 17-11 30-1 12 4 25 7 30 24 35 74 29 92-8 4-8 4-15 4-22 19 0 41 0 60 0 0 19-3 36-10 50-17 34-47 59-85 64-22 2-45 0-65-10-4-2-15-8-24-15-10-9-18-20-21-24-16-24-21-52-17-81 4-22 19-48 35-64 28-27 61-28 99-29zM135 234zM593 295h86v48h-86zM593 295zM445 295h87v48h-87z">
            <text:p/>
          </draw:path>
          <draw:frame draw:style-name="gr4" draw:text-style-name="P2" draw:layer="layout" svg:width="9.359cm" svg:height="0.941cm" svg:x="2.853cm" svg:y="4.434cm">
            <draw:text-box>
              <text:p><text:span text:style-name="T1">Luana Mattos</text:span></text:p>
            </draw:text-box>
          </draw:frame>
          <draw:frame draw:style-name="gr5" draw:text-style-name="P2" draw:layer="layout" svg:width="5.819cm" svg:height="0.315cm" svg:x="4.606cm" svg:y="5.005cm">
            <draw:text-box>
              <text:p><text:span text:style-name="T2">Advocacia Previdenciária </text:span></text:p>
            </draw:text-box>
          </draw:frame>
        </draw:g>
      </draw:page>
      <draw:page draw:name="page3" draw:style-name="dp1" draw:master-page-name="PM2">
        <draw:g draw:style-name="gr1">
          <draw:path draw:style-name="gr2" draw:text-style-name="P1" draw:layer="layout" svg:width="2.687cm" svg:height="2.352cm" svg:x="3.228cm" svg:y="3.654cm" svg:viewBox="0 0 2688 2353" svg:d="M1265 2036h147v317h-147zM1265 2036zM1265 0h147v327h-147zM1265 0zM146 327h1016v132l-1016 3zM146 327zM1513 327h1029v134h-1029zM1513 327zM322 558h943v-97h147v97h659 269c68 0 118-5 180 17 36 14 66 36 92 63 22 22 42 50 55 84 33 82 24 159-8 223-22 41-51 74-88 99-32 21-69 38-109 43-52 7-109 2-162-26-63-33-118-96-136-167-4-14-6-27-8-41-2-12-2-24-1-36l143-1c1 15 1 30 5 44 7 25 22 47 46 64 24 16 57 25 84 23 25-3 53-14 73-33 50-49 52-124 5-175-15-16-28-30-60-35-48-8-103-1-151-3h-538v116h90 110v146h-200v1133h-146l1-1133h-205v927h-147v-927h-207v1133h-144l1-1133h-200v-146h199v-116h-590c-66 0-112-9-154 45-8 11-25 40-27 70s11 61 18 71c57 84 177 70 220-19 8-17 7-34 8-51 46 0 97 0 143 0-1 45-8 85-24 119-40 80-111 141-202 151-53 7-109 1-154-23-11-5-36-18-58-36-24-21-43-46-50-57-38-56-51-125-41-192 9-53 45-115 84-152 65-64 144-66 235-69zM322 558zM1412 701h204v116h-204zM1412 701zM1058 701h207v116h-207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erson" svg:font-family="Pierso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144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4"/>
    <meta:generator>LibreOffice/24.2.7.2$Linux_X86_64 LibreOffice_project/420$Build-2</meta:generator>
  </office:meta>
</office:document-meta>
</file>